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f8644"/>
    </style:style>
    <style:style style:name="P2" style:family="paragraph" style:parent-style-name="Standard">
      <style:text-properties officeooo:paragraph-rsid="002171c7"/>
    </style:style>
    <style:style style:name="P3" style:family="paragraph" style:parent-style-name="Standard">
      <style:text-properties officeooo:paragraph-rsid="00291348"/>
    </style:style>
    <style:style style:name="P4" style:family="paragraph" style:parent-style-name="Standard">
      <style:paragraph-properties fo:text-align="center" style:justify-single-word="false"/>
      <style:text-properties fo:font-weight="bold" officeooo:rsid="001f8644" officeooo:paragraph-rsid="001f8644" style:font-weight-asian="bold" style:font-weight-complex="bold"/>
    </style:style>
    <style:style style:name="P5" style:family="paragraph" style:parent-style-name="Standard">
      <style:text-properties fo:font-weight="bold" officeooo:rsid="001f8644" officeooo:paragraph-rsid="001f8644" style:font-weight-asian="bold" style:font-weight-complex="bold"/>
    </style:style>
    <style:style style:name="P6" style:family="paragraph" style:parent-style-name="Standard">
      <style:text-properties fo:font-weight="bold" officeooo:rsid="002d1f7b" officeooo:paragraph-rsid="002d1f7b" style:font-weight-asian="bold" style:font-weight-complex="bold"/>
    </style:style>
    <style:style style:name="P7" style:family="paragraph" style:parent-style-name="Standard">
      <style:text-properties fo:font-weight="bold" officeooo:rsid="002171c7" officeooo:paragraph-rsid="002171c7" style:font-weight-asian="bold" style:font-weight-complex="bold"/>
    </style:style>
    <style:style style:name="P8" style:family="paragraph" style:parent-style-name="Standard">
      <style:text-properties officeooo:rsid="001f8644" officeooo:paragraph-rsid="001f8644"/>
    </style:style>
    <style:style style:name="P9" style:family="paragraph" style:parent-style-name="Standard">
      <style:text-properties officeooo:rsid="001f8644" officeooo:paragraph-rsid="003785bd"/>
    </style:style>
    <style:style style:name="P10" style:family="paragraph" style:parent-style-name="Standard">
      <style:text-properties officeooo:rsid="001f8644" officeooo:paragraph-rsid="0044c4db"/>
    </style:style>
    <style:style style:name="P11" style:family="paragraph" style:parent-style-name="Standard">
      <style:text-properties officeooo:paragraph-rsid="002ac540"/>
    </style:style>
    <style:style style:name="P12" style:family="paragraph" style:parent-style-name="Standard">
      <style:text-properties officeooo:paragraph-rsid="0033df6d"/>
    </style:style>
    <style:style style:name="P13" style:family="paragraph" style:parent-style-name="Standard">
      <style:text-properties officeooo:rsid="002b4fd1" officeooo:paragraph-rsid="002ac540"/>
    </style:style>
    <style:style style:name="P14" style:family="paragraph" style:parent-style-name="Standard">
      <style:text-properties officeooo:rsid="002d1f7b" officeooo:paragraph-rsid="00423de7"/>
    </style:style>
    <style:style style:name="P15" style:family="paragraph" style:parent-style-name="Standard">
      <style:text-properties fo:font-weight="normal" officeooo:rsid="00423de7" officeooo:paragraph-rsid="00423de7" style:font-weight-asian="normal" style:font-weight-complex="normal"/>
    </style:style>
    <style:style style:name="P16" style:family="paragraph" style:parent-style-name="Standard">
      <style:text-properties fo:font-weight="normal" officeooo:rsid="00468f36" officeooo:paragraph-rsid="00423de7" style:font-weight-asian="normal" style:font-weight-complex="normal"/>
    </style:style>
    <style:style style:name="P17" style:family="paragraph" style:parent-style-name="Standard">
      <style:text-properties officeooo:paragraph-rsid="0046ffb5"/>
    </style:style>
    <style:style style:name="P18" style:family="paragraph" style:parent-style-name="Standard">
      <style:text-properties officeooo:paragraph-rsid="004afe16"/>
    </style:style>
    <style:style style:name="P19" style:family="paragraph" style:parent-style-name="Standard">
      <style:text-properties officeooo:rsid="0048637f" officeooo:paragraph-rsid="0048637f"/>
    </style:style>
    <style:style style:name="P20" style:family="paragraph" style:parent-style-name="Standard" style:list-style-name="L1">
      <style:text-properties officeooo:paragraph-rsid="0049fbfb"/>
    </style:style>
    <style:style style:name="P21" style:family="paragraph" style:parent-style-name="Standard" style:list-style-name="L1">
      <style:text-properties officeooo:rsid="001f8644" officeooo:paragraph-rsid="004afe16"/>
    </style:style>
    <style:style style:name="P22" style:family="paragraph" style:parent-style-name="Standard" style:list-style-name="L2">
      <style:text-properties fo:font-weight="bold" officeooo:rsid="002d1f7b" officeooo:paragraph-rsid="002d1f7b" style:font-weight-asian="bold" style:font-weight-complex="bold"/>
    </style:style>
    <style:style style:name="P23" style:family="paragraph" style:parent-style-name="Standard" style:list-style-name="L2">
      <style:text-properties fo:font-weight="bold" officeooo:rsid="002d1f7b" officeooo:paragraph-rsid="0030baec" style:font-weight-asian="bold" style:font-weight-complex="bold"/>
    </style:style>
    <style:style style:name="P24" style:family="paragraph" style:parent-style-name="Standard" style:list-style-name="L2">
      <style:text-properties fo:font-weight="normal" officeooo:paragraph-rsid="0030baec" style:font-weight-asian="normal" style:font-weight-complex="normal"/>
    </style:style>
    <style:style style:name="P25" style:family="paragraph" style:parent-style-name="Standard" style:list-style-name="L2">
      <style:text-properties fo:font-weight="normal" officeooo:paragraph-rsid="00507a38" style:font-weight-asian="normal" style:font-weight-complex="normal"/>
    </style:style>
    <style:style style:name="P26" style:family="paragraph" style:parent-style-name="Standard" style:list-style-name="L2">
      <style:text-properties fo:font-weight="normal" officeooo:rsid="002d1f7b" officeooo:paragraph-rsid="00578f24" style:font-weight-asian="normal" style:font-weight-complex="normal"/>
    </style:style>
    <style:style style:name="P27" style:family="paragraph" style:parent-style-name="Standard" style:list-style-name="L2">
      <style:text-properties fo:font-weight="normal" officeooo:paragraph-rsid="003185ef" fo:background-color="#ffffff" style:font-weight-asian="normal" style:font-weight-complex="normal"/>
    </style:style>
    <style:style style:name="P28" style:family="paragraph" style:parent-style-name="Standard" style:list-style-name="L2">
      <style:text-properties fo:font-weight="normal" officeooo:rsid="002e871d" officeooo:paragraph-rsid="00507a38" fo:background-color="transparent" style:font-weight-asian="normal" style:font-weight-complex="normal"/>
    </style:style>
    <style:style style:name="P29" style:family="paragraph" style:parent-style-name="Standard">
      <style:text-properties officeooo:rsid="0048637f" officeooo:paragraph-rsid="00524068"/>
    </style:style>
    <style:style style:name="P30" style:family="paragraph" style:parent-style-name="Standard">
      <style:text-properties officeooo:paragraph-rsid="004afe16"/>
    </style:style>
    <style:style style:name="P31" style:family="paragraph" style:parent-style-name="Standard" style:list-style-name="L2">
      <style:paragraph-properties fo:margin-left="0.026cm" fo:margin-right="0cm" fo:text-indent="-0.026cm" style:auto-text-indent="false">
        <style:tab-stops>
          <style:tab-stop style:position="0cm"/>
        </style:tab-stops>
      </style:paragraph-properties>
      <style:text-properties fo:font-weight="normal" officeooo:paragraph-rsid="003185ef" fo:background-color="transparent" style:font-weight-asian="normal" style:font-weight-complex="normal"/>
    </style:style>
    <style:style style:name="P32" style:family="paragraph" style:parent-style-name="Standard" style:list-style-name="L2">
      <style:paragraph-properties fo:margin-left="0.053cm" fo:margin-right="0cm" fo:text-indent="0cm" style:auto-text-indent="false">
        <style:tab-stops>
          <style:tab-stop style:position="0cm"/>
        </style:tab-stops>
      </style:paragraph-properties>
      <style:text-properties fo:font-weight="normal" officeooo:rsid="002e871d" officeooo:paragraph-rsid="003185ef" style:font-weight-asian="normal" style:font-weight-complex="normal"/>
    </style:style>
    <style:style style:name="P33" style:family="paragraph" style:parent-style-name="Standard" style:list-style-name="L2">
      <style:paragraph-properties fo:margin-left="0.053cm" fo:margin-right="0cm" fo:text-indent="0cm" style:auto-text-indent="false">
        <style:tab-stops>
          <style:tab-stop style:position="0cm"/>
        </style:tab-stops>
      </style:paragraph-properties>
      <style:text-properties fo:font-weight="normal" officeooo:paragraph-rsid="00595d0a" style:font-weight-asian="normal" style:font-weight-complex="normal"/>
    </style:style>
    <style:style style:name="P34" style:family="paragraph" style:parent-style-name="Standard" style:list-style-name="L2">
      <style:paragraph-properties fo:margin-left="0.053cm" fo:margin-right="0cm" fo:text-indent="0cm" style:auto-text-indent="false">
        <style:tab-stops>
          <style:tab-stop style:position="0cm"/>
        </style:tab-stops>
      </style:paragraph-properties>
      <style:text-properties fo:font-weight="normal" officeooo:rsid="0030163d" officeooo:paragraph-rsid="00507a38" style:font-weight-asian="normal" style:font-weight-complex="normal"/>
    </style:style>
    <style:style style:name="P35" style:family="paragraph" style:parent-style-name="Standard" style:list-style-name="L2">
      <style:paragraph-properties fo:margin-left="0.053cm" fo:margin-right="0cm" fo:text-indent="0cm" style:auto-text-indent="false">
        <style:tab-stops>
          <style:tab-stop style:position="0cm"/>
        </style:tab-stops>
      </style:paragraph-properties>
      <style:text-properties fo:font-weight="normal" officeooo:rsid="00397a94" officeooo:paragraph-rsid="00595d0a" style:font-weight-asian="normal" style:font-weight-complex="normal"/>
    </style:style>
    <style:style style:name="P36" style:family="paragraph" style:parent-style-name="Standard" style:list-style-name="L2">
      <style:paragraph-properties fo:margin-left="0cm" fo:margin-right="0cm" fo:text-indent="0.026cm" style:auto-text-indent="false">
        <style:tab-stops/>
      </style:paragraph-properties>
      <style:text-properties fo:font-weight="normal" officeooo:paragraph-rsid="00507a38" style:font-weight-asian="normal" style:font-weight-complex="normal"/>
    </style:style>
    <style:style style:name="T1" style:family="text">
      <style:text-properties officeooo:rsid="001f8644"/>
    </style:style>
    <style:style style:name="T2" style:family="text">
      <style:text-properties fo:font-weight="bold" officeooo:rsid="001f8644" style:font-weight-asian="bold" style:font-weight-complex="bold"/>
    </style:style>
    <style:style style:name="T3" style:family="text">
      <style:text-properties fo:font-weight="bold" officeooo:rsid="002171c7" style:font-weight-asian="bold" style:font-weight-complex="bold"/>
    </style:style>
    <style:style style:name="T4" style:family="text">
      <style:text-properties fo:font-weight="bold" officeooo:rsid="00291348" style:font-weight-asian="bold" style:font-weight-complex="bold"/>
    </style:style>
    <style:style style:name="T5" style:family="text">
      <style:text-properties fo:font-weight="bold" officeooo:rsid="002ac540" style:font-weight-asian="bold" style:font-weight-complex="bold"/>
    </style:style>
    <style:style style:name="T6" style:family="text">
      <style:text-properties fo:font-weight="bold" officeooo:rsid="002d4348" style:font-weight-asian="bold" style:font-weight-complex="bold"/>
    </style:style>
    <style:style style:name="T7" style:family="text">
      <style:text-properties fo:font-weight="bold" officeooo:rsid="0030163d" style:font-weight-asian="bold" style:font-weight-complex="bold"/>
    </style:style>
    <style:style style:name="T8" style:family="text">
      <style:text-properties fo:font-weight="bold" officeooo:rsid="0030baec" style:font-weight-asian="bold" style:font-weight-complex="bold"/>
    </style:style>
    <style:style style:name="T9" style:family="text">
      <style:text-properties fo:font-weight="bold" officeooo:rsid="002e871d" style:font-weight-asian="bold" style:font-weight-complex="bold"/>
    </style:style>
    <style:style style:name="T10" style:family="text">
      <style:text-properties fo:font-weight="bold" officeooo:rsid="003185ef" style:font-weight-asian="bold" style:font-weight-complex="bold"/>
    </style:style>
    <style:style style:name="T11" style:family="text">
      <style:text-properties fo:font-weight="bold" officeooo:rsid="0033df6d" style:font-weight-asian="bold" style:font-weight-complex="bold"/>
    </style:style>
    <style:style style:name="T12" style:family="text">
      <style:text-properties fo:font-weight="bold" officeooo:rsid="0035d3e1" style:font-weight-asian="bold" style:font-weight-complex="bold"/>
    </style:style>
    <style:style style:name="T13" style:family="text">
      <style:text-properties fo:font-weight="bold" officeooo:rsid="00423de7" style:font-weight-asian="bold" style:font-weight-complex="bold"/>
    </style:style>
    <style:style style:name="T14" style:family="text">
      <style:text-properties fo:font-weight="bold" officeooo:rsid="0046f14b" style:font-weight-asian="bold" style:font-weight-complex="bold"/>
    </style:style>
    <style:style style:name="T15" style:family="text">
      <style:text-properties fo:font-weight="bold" officeooo:rsid="003b3a94" style:font-weight-asian="bold" style:font-weight-complex="bold"/>
    </style:style>
    <style:style style:name="T16" style:family="text">
      <style:text-properties fo:font-weight="bold" officeooo:rsid="004a4edb" style:font-weight-asian="bold" style:font-weight-complex="bold"/>
    </style:style>
    <style:style style:name="T17" style:family="text">
      <style:text-properties officeooo:rsid="002171c7"/>
    </style:style>
    <style:style style:name="T18" style:family="text">
      <style:text-properties fo:font-weight="normal" officeooo:rsid="00423de7" style:font-weight-asian="normal" style:font-weight-complex="normal"/>
    </style:style>
    <style:style style:name="T19" style:family="text">
      <style:text-properties fo:font-weight="normal" officeooo:rsid="00468f36" style:font-weight-asian="normal" style:font-weight-complex="normal"/>
    </style:style>
    <style:style style:name="T20" style:family="text">
      <style:text-properties fo:font-weight="normal" officeooo:rsid="0046ffb5" style:font-weight-asian="normal" style:font-weight-complex="normal"/>
    </style:style>
    <style:style style:name="T21" style:family="text">
      <style:text-properties fo:font-weight="normal" officeooo:rsid="004c45eb" style:font-weight-asian="normal" style:font-weight-complex="normal"/>
    </style:style>
    <style:style style:name="T22" style:family="text">
      <style:text-properties fo:font-weight="normal" officeooo:rsid="00524068" style:font-weight-asian="normal" style:font-weight-complex="normal"/>
    </style:style>
    <style:style style:name="T23" style:family="text">
      <style:text-properties fo:font-weight="normal" officeooo:rsid="005311b4" style:font-weight-asian="normal" style:font-weight-complex="normal"/>
    </style:style>
    <style:style style:name="T24" style:family="text">
      <style:text-properties officeooo:rsid="002ac540"/>
    </style:style>
    <style:style style:name="T25" style:family="text">
      <style:text-properties officeooo:rsid="002b4fd1"/>
    </style:style>
    <style:style style:name="T26" style:family="text">
      <style:text-properties officeooo:rsid="002d4348"/>
    </style:style>
    <style:style style:name="T27" style:family="text">
      <style:text-properties officeooo:rsid="002e871d"/>
    </style:style>
    <style:style style:name="T28" style:family="text">
      <style:text-properties officeooo:rsid="0030163d"/>
    </style:style>
    <style:style style:name="T29" style:family="text">
      <style:text-properties officeooo:rsid="00308738"/>
    </style:style>
    <style:style style:name="T30" style:family="text">
      <style:text-properties officeooo:rsid="003185ef"/>
    </style:style>
    <style:style style:name="T31" style:family="text">
      <style:text-properties officeooo:rsid="00339dfd"/>
    </style:style>
    <style:style style:name="T32" style:family="text">
      <style:text-properties officeooo:rsid="0033df6d"/>
    </style:style>
    <style:style style:name="T33" style:family="text">
      <style:text-properties officeooo:rsid="0035d3e1"/>
    </style:style>
    <style:style style:name="T34" style:family="text">
      <style:text-properties officeooo:rsid="00397a94"/>
    </style:style>
    <style:style style:name="T35" style:family="text">
      <style:text-properties fo:font-style="italic" fo:font-weight="bold" officeooo:rsid="0046f14b" style:font-style-asian="italic" style:font-weight-asian="bold" style:font-style-complex="italic" style:font-weight-complex="bold"/>
    </style:style>
    <style:style style:name="T36" style:family="text">
      <style:text-properties fo:font-style="italic" officeooo:rsid="005dd217" style:font-style-asian="italic" style:font-style-complex="italic"/>
    </style:style>
    <style:style style:name="T37" style:family="text">
      <style:text-properties officeooo:rsid="0030163d" fo:background-color="transparent"/>
    </style:style>
    <style:style style:name="T38" style:family="text">
      <style:text-properties officeooo:rsid="00595d0a" fo:background-color="transparent"/>
    </style:style>
    <style:style style:name="T39" style:family="text">
      <style:text-properties officeooo:rsid="00437f42"/>
    </style:style>
    <style:style style:name="T40" style:family="text">
      <style:text-properties officeooo:rsid="0046f14b"/>
    </style:style>
    <style:style style:name="T41" style:family="text">
      <style:text-properties officeooo:rsid="0048637f"/>
    </style:style>
    <style:style style:name="T42" style:family="text">
      <style:text-properties officeooo:rsid="00499730"/>
    </style:style>
    <style:style style:name="T43" style:family="text">
      <style:text-properties officeooo:rsid="0049fbfb"/>
    </style:style>
    <style:style style:name="T44" style:family="text">
      <style:text-properties officeooo:rsid="004a4edb"/>
    </style:style>
    <style:style style:name="T45" style:family="text">
      <style:text-properties officeooo:rsid="004afe16"/>
    </style:style>
    <style:style style:name="T46" style:family="text">
      <style:text-properties officeooo:rsid="004f3727"/>
    </style:style>
    <style:style style:name="T47" style:family="text">
      <style:text-properties officeooo:rsid="00507a38"/>
    </style:style>
    <style:style style:name="T48" style:family="text">
      <style:text-properties officeooo:rsid="00522b3d"/>
    </style:style>
    <style:style style:name="T49" style:family="text">
      <style:text-properties officeooo:rsid="00524068"/>
    </style:style>
    <style:style style:name="T50" style:family="text">
      <style:text-properties officeooo:rsid="0052b482"/>
    </style:style>
    <style:style style:name="T51" style:family="text">
      <style:text-properties officeooo:rsid="0056c2e2"/>
    </style:style>
    <style:style style:name="T52" style:family="text">
      <style:text-properties officeooo:rsid="00578f24"/>
    </style:style>
    <style:style style:name="T53" style:family="text">
      <style:text-properties officeooo:rsid="00579c23"/>
    </style:style>
    <style:style style:name="T54" style:family="text">
      <style:text-properties officeooo:rsid="00595d0a"/>
    </style:style>
    <style:style style:name="T55" style:family="text">
      <style:text-properties officeooo:rsid="00597101"/>
    </style:style>
    <style:style style:name="T56" style:family="text">
      <style:text-properties officeooo:rsid="005b3a9c"/>
    </style:style>
    <style:style style:name="T57" style:family="text">
      <style:text-properties officeooo:rsid="005cf457"/>
    </style:style>
    <style:style style:name="T58" style:family="text">
      <style:text-properties officeooo:rsid="005dd217"/>
    </style:style>
    <style:style style:name="T59" style:family="text">
      <style:text-properties officeooo:rsid="005e93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0">Colombia</text:span> – Protocol</text:p>
      <text:p text:style-name="P8"/>
      <text:p text:style-name="P1"><text:span text:style-name="T2">Location</text:span><text:span text:style-name="T1">: </text:span><text:span text:style-name="T40">Boyacá: Three hours from Bogotá</text:span></text:p>
      <text:p text:style-name="P8"/>
      <text:p text:style-name="P17"><text:span text:style-name="T2">Crop: </text:span><text:span text:style-name="T14">Agraz, Mortiño</text:span><text:span text:style-name="T2"> </text:span><text:span text:style-name="T15">(</text:span><text:span text:style-name="T35">Vaccinium meridionale</text:span><text:span text:style-name="T15">)</text:span></text:p>
      <text:p text:style-name="P7"/>
      <text:p text:style-name="P2"><text:span text:style-name="T3">System</text:span><text:span text:style-name="T17">: </text:span><text:span text:style-name="T39">s</text:span><text:span text:style-name="T17">mall scale </text:span><text:span text:style-name="T39">organic</text:span><text:span text:style-name="T17"> farmers. </text:span><text:span text:style-name="T57">All the sites are within natural <text:s/>or semi-natural habitats </text:span><text:span text:style-name="T58">of </text:span><text:span text:style-name="T36">Quercus humboldtii</text:span></text:p>
      <text:p text:style-name="P10"/>
      <text:p text:style-name="P17"><text:span text:style-name="T12">Cultural practices:</text:span><text:span text:style-name="T33"> </text:span><text:span text:style-name="T40">The only management practice consist in removing native "weeds" in some farms. </text:span><text:span text:style-name="T48">Also some organic fertilization in very few farms.</text:span><text:span text:style-name="T40"> The plants grow naturally, they are </text:span><text:span text:style-name="T48">generally </text:span><text:span text:style-name="T40">not sown by the farmers. Each site consist in aprox. 1000 plants at a density of 2</text:span><text:span text:style-name="T48">000</text:span><text:span text:style-name="T40"> </text:span><text:span text:style-name="T48">plants </text:span><text:span text:style-name="T40">per ha. </text:span></text:p>
      <text:p text:style-name="P9"/>
      <text:p text:style-name="P3"><text:span text:style-name="T4">Flowering period: </text:span><text:span text:style-name="T22">an extremely</text:span><text:span text:style-name="T21"> asynchronic </text:span><text:span text:style-name="T22">crop</text:span><text:span text:style-name="T20"> </text:span><text:span text:style-name="T22">in terms of flowering. On the same plants "new" flowers and rape fruits. Therefore the sampling must be performed by tagging the flowers and fruits <text:s/>to be observed. </text:span><text:span text:style-name="T23">The flower unit to be measured are "racimes" consisting in 10-20 flowers each.</text:span></text:p>
      <text:p text:style-name="P5"/>
      <text:p text:style-name="P1"><text:span text:style-name="T16">Predictors</text:span><text:span text:style-name="T1">:</text:span></text:p>
      <text:list xml:id="list31520594" text:style-name="L1">
        <text:list-item>
          <text:p text:style-name="P20"><text:span text:style-name="T44">Ho</text:span><text:span text:style-name="T1">ney bees: </text:span><text:span text:style-name="T44">two levels (with vs. without honey bees within a <text:s/>2km radius). In each site</text:span><text:span text:style-name="T45">, the researchers will register the number of colonies within a 2km radius </text:span><text:span text:style-name="T56">and also the distance of the hives to the site</text:span><text:span text:style-name="T44">. </text:span><text:span text:style-name="T45">The researchers will try to reach 3 hives with similar and good colony strength </text:span><text:span text:style-name="T56">within a 200m radius from</text:span><text:span text:style-name="T45"> site.</text:span></text:p>
        </text:list-item>
        <text:list-item>
          <text:p text:style-name="P21"><text:span text:style-name="T45">D</text:span><text:span text:style-name="T41">ensity of wild insects: </text:span><text:span text:style-name="T45">measured according to the protocol (see below)</text:span></text:p>
        </text:list-item>
      </text:list>
      <text:p text:style-name="P8"/>
      <text:p text:style-name="P29">The researchers will measure in each site the elevation, the density of wild insects and the degree of <text:s/>"weed" removal (as percentage). <text:span text:style-name="T49">The researchers will also measure the diversity of plants and the cover of these plants within the sampling plot. </text:span></text:p>
      <text:p text:style-name="P29"><text:tab/>These variables could be employed in a regression model with categorical variables, e.g. to evaluate the interactive effects of wild insects and honey bees on crop yield. The sites with both treatments (high vs. Low honey bees) should be at similar elevations, receive similar management and share similar densities of wild insects. The same idea applies to other variables that are relevant for crop pollination. The sites with the different treatments should be spatially mixed.</text:p>
      <text:p text:style-name="P19"><text:tab/><text:span text:style-name="T50">Before performing the flower and pollinator samplings, the researchers will measure all these co-variates in16-24 <text:s/>sites. With these co-variables measured the researchers will select the sites to be assigned to the honey-bee treatments.</text:span></text:p>
      <text:p text:style-name="P18"><text:span text:style-name="T2"/></text:p>
      <text:p text:style-name="P18"><text:span text:style-name="T2">Replication</text:span><text:span text:style-name="T1">: </text:span><text:span text:style-name="T42">6-10 sites with honey bees and 6-10 sites withou</text:span><text:span text:style-name="T43">t</text:span><text:span text:style-name="T42"> honey bees, </text:span><text:span text:style-name="T45">12-20 sites in total</text:span></text:p>
      <text:p text:style-name="P8"/>
      <text:p text:style-name="P8"/>
      <text:p text:style-name="P14"><text:span text:style-name="T13">Mesh treatment:</text:span><text:span text:style-name="T18"> in each </text:span><text:span text:style-name="T21">site</text:span><text:span text:style-name="T18"> </text:span><text:span text:style-name="T23">50 racimes of flowers in each of </text:span><text:span text:style-name="T19">four plants</text:span><text:span text:style-name="T18"> are going to be excluded from pollinators during flowering. The </text:span><text:span text:style-name="T19">four</text:span><text:span text:style-name="T18"> </text:span><text:span text:style-name="T19">plants</text:span><text:span text:style-name="T18"> should be at least </text:span><text:span text:style-name="T19">5</text:span><text:span text:style-name="T18"> meters apart. The mesh should be installed just before the opening of the flowers and removed when the flowering period is finished. </text:span><text:span text:style-name="T23">Also the flowers should not have "holes".</text:span><text:span text:style-name="T18"> The mesh should not change climatic or other environmental characteristics and should allow wind pollination.</text:span></text:p>
      <text:p text:style-name="P14"><text:span text:style-name="T23">50 racimnes per plant, </text:span><text:span text:style-name="T19">4</text:span><text:span text:style-name="T18"> </text:span><text:span text:style-name="T23">plants</text:span><text:span text:style-name="T18"> per </text:span><text:span text:style-name="T23">site</text:span><text:span text:style-name="T18">, </text:span><text:span text:style-name="T21">12-</text:span><text:span text:style-name="T18">20 </text:span><text:span text:style-name="T23">sites</text:span><text:span text:style-name="T18">, therefore </text:span><text:span text:style-name="T23">2400-</text:span><text:span text:style-name="T23">4000 </text:span><text:span text:style-name="T18">exclosures. </text:span><text:span text:style-name="T19">We measure yield quality and quantity in these exclosures (see below).</text:span></text:p>
      <text:p text:style-name="P16"/>
      <text:p text:style-name="P15"/>
      <text:p text:style-name="P6">Variables to measure (see data sheets):</text:p>
      <text:list xml:id="list31534947" text:style-name="L2">
        <text:list-item>
          <text:p text:style-name="P22"><text:soft-page-break/>Site characteristics: </text:p>
          <text:p text:style-name="P26"><text:span text:style-name="T51">To be measured only on</text:span><text:span text:style-name="T53">c</text:span><text:span text:style-name="T51">e per site. </text:span><text:span text:style-name="T49">The researchers will also measure the diversity of plants and the cover of these plants within the sampling plot. </text:span><text:span text:style-name="T52">All the sites are located within a natural habitat patch.</text:span></text:p>
          <text:p text:style-name="P22"/>
        </text:list-item>
        <text:list-item>
          <text:p text:style-name="P23">Pollinator density</text:p>
        </text:list-item>
        <text:list-item>
          <text:p text:style-name="P24"><text:span text:style-name="T6">Pollinator diversity</text:span><text:span text:style-name="T26"> </text:span></text:p>
        </text:list-item>
        <text:list-item>
          <text:p text:style-name="P27"><text:span text:style-name="T7">Flower density </text:span><text:span text:style-name="T8">and phenology</text:span></text:p>
          <text:p text:style-name="P31"><text:span text:style-name="T31">The </text:span><text:span text:style-name="T51">three</text:span><text:span text:style-name="T31"> aspects above are going to be measured </text:span><text:span text:style-name="T46">4</text:span><text:span text:style-name="T29"> times </text:span><text:span text:style-name="T31">for each of</text:span><text:span text:style-name="T29"> </text:span><text:span text:style-name="T46">12-</text:span><text:span text:style-name="T29">20 fields, therefore, </text:span><text:span text:style-name="T46">48-80</text:span><text:span text:style-name="T29"> measurments in total: </text:span><text:span text:style-name="T46">one morning, two mid-days, one afternoon</text:span><text:span text:style-name="T30">. Each field will be visited once per </text:span><text:span text:style-name="T46">two</text:span><text:span text:style-name="T30"> week</text:span><text:span text:style-name="T46">s</text:span><text:span text:style-name="T30">.</text:span></text:p>
          <text:p text:style-name="P32"/>
        </text:list-item>
        <text:list-item>
          <text:p text:style-name="P25"><text:span text:style-name="T9">Crop yield </text:span><text:span text:style-name="T10">quantity and quality</text:span><text:span text:style-name="T9">:</text:span><text:span text:style-name="T27"> </text:span></text:p>
          <text:p text:style-name="P28"/>
          <text:p text:style-name="P36"><text:span text:style-name="T38">1</text:span><text:span text:style-name="T37"> harvest,</text:span><text:span text:style-name="T28"> </text:span><text:span text:style-name="T47">12-</text:span><text:span text:style-name="T28">20 fields</text:span><text:span text:style-name="T34">.</text:span></text:p>
          <text:p text:style-name="P34"/>
          <text:p text:style-name="P33"><text:span text:style-name="T47">8 trees per open treatment. </text:span><text:span text:style-name="T54">Four of these 4 trees will have racimes with exclosures from which the researchers will also harvest (i.e. On these 4 trees they will harves in the open and the exclosured racimes).</text:span></text:p>
          <text:p text:style-name="P35"/>
        </text:list-item>
      </text:list>
      <text:p text:style-name="P11"><text:span text:style-name="T5">Data sheets</text:span><text:span text:style-name="T24">: see data sheets attached</text:span><text:span text:style-name="T25">. </text:span><text:span text:style-name="T55">These data sheets show the variables to be measured and they are prepared to understand the design and the differences and similarities of this design to other studies in other countries. The researchers will shorten these data sheets to get better formats for field sampling.</text:span></text:p>
      <text:p text:style-name="P13"/>
      <text:p text:style-name="P12"><text:span text:style-name="T11">More details:</text:span><text:span text:style-name="T32"> are explained in the "Protocol to detect and assess pollination deficits in crops: a handbook for its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5M8S</meta:editing-duration>
    <meta:editing-cycles>61</meta:editing-cycles>
    <meta:generator>LibreOffice/3.6$Windows_x86 LibreOffice_project/932b512-69e3009-7a10e5c-fc86223-a55908</meta:generator>
    <dc:date>2013-05-10T13:06:05.77</dc:date>
    <meta:document-statistic meta:table-count="0" meta:image-count="0" meta:object-count="0" meta:page-count="2" meta:paragraph-count="27" meta:word-count="677" meta:character-count="4144" meta:non-whitespace-character-count="3493"/>
    <meta:user-defined meta:name="Info 1"/>
    <meta:user-defined meta:name="Info 2"/>
    <meta:user-defined meta:name="Info 3"/>
    <meta:user-defined meta:name="Info 4"/>
  </office:meta>
</office:document-meta>
</file>